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2">PTSD combat-related</text:p>
      <text:list xml:id="list3537730605641999418" text:style-name="L1">
        <text:list-item>
          <text:p text:style-name="P3">treat phobias1</text:p>
        </text:list-item>
        <text:list-item>
          <text:p text:style-name="P3">VRET virtual reality exposure therapy</text:p>
        </text:list-item>
        <text:list-item>
          <text:p text:style-name="P3">entertainment and digital gamin industries helped push VR.1</text:p>
        </text:list-item>
        <text:list-item>
          <text:p text:style-name="P3">Combat can affect anybody even the best prepared.1</text:p>
        </text:list-item>
        <text:list-item>
          <text:p text:style-name="P3">2001 13.2% infantry met cirteria for PTSD2</text:p>
        </text:list-item>
        <text:list-item>
          <text:p text:style-name="P3">35% to 30% direct combat-related ptsd2</text:p>
        </text:list-item>
        <text:list-item>
          <text:p text:style-name="P3">29% veterans ptsd in VA help lean to a better way of treating PSTD2</text:p>
        </text:list-item>
        <text:list-item>
          <text:p text:style-name="P3">Prolonged exposure therapy is effective low threat context. Sensory/ imagination 2 not passive</text:p>
        </text:list-item>
        <text:list-item>
          <text:p text:style-name="P3">Not always affective because patients can visual or unwilling. May cause failure. 2</text:p>
        </text:list-item>
        <text:list-item>
          <text:p text:style-name="P3">Using VRET therapist can customize the setting to their liking to confront those cues and better understand the patient. Provides an objective and consistent format for documenting the sensory stimuli. 2</text:p>
        </text:list-item>
        <text:list-item>
          <text:p text:style-name="P3">people who grew up with gaming technology might be more susceptible to it because of the VR. Current generation. Break down barriers for treatment appeal 2</text:p>
        </text:list-item>
        <text:list-item>
          <text:p text:style-name="P3">tested on non ptsd vets and ptsd vets. To give feed back on <text:s text:c="2"/>VRET2</text:p>
        </text:list-item>
        <text:list-item>
          <text:p text:style-name="P3">2007 system 3 humvee driving scenarios IRAQ and US, and navigable dismounted patrol 24 block middle eatern city.3</text:p>
        </text:list-item>
        <text:list-item>
          <text:p text:style-name="P3">directional 3d audio, vibrotactiley and olfactory stimuli can be deliverded to the userr controlled by clinician via real time3</text:p>
        </text:list-item>
        <text:list-item>
          <text:p text:style-name="P3">90 to 120 minute idividuallized weekly for 10 weeks 3</text:p>
        </text:list-item>
        <text:list-item>
          <text:p text:style-name="P3">first week gain trust. Gain characteristics of said conflict, and next couple of sessions tell them about PE and the use of VRET 3</text:p>
        </text:list-item>
        <text:list-item>
          <text:p text:style-name="P3">first use 25 min in like scenario with no triggering stimuli. 3</text:p>
        </text:list-item>
        <text:list-item>
          <text:p text:style-name="P3">4<text:span text:style-name="T1">th</text:span> through 10<text:span text:style-name="T1">th</text:span> stimuli activated through moderat amounts of stress but controlled factors 3</text:p>
        </text:list-item>
        <text:list-item>
          <text:p text:style-name="P3">encouraging results. Results the systems feasibility and safety and positive clinical outcomes 33</text:p>
        </text:list-item>
        <text:list-item>
          <text:p text:style-name="P3">PTSD checklist-military version showed scores decreasing for a session of an average of 28 vets</text:p>
        </text:list-item>
        <text:list-item>
          <text:p text:style-name="P3">Bravemind better system be built 35</text:p>
        </text:list-item>
        <text:list-item>
          <text:p text:style-name="P3">Need for more situations for other service men 35</text:p>
        </text:list-item>
      </text:list>
      <text:p text:style-name="P2"/>
      <text:p text:style-name="P2">Neuroplasticity </text:p>
      <text:list xml:id="list3478574391158203952" text:style-name="L2">
        <text:list-item>
          <text:p text:style-name="P4">The ability of the nervous system to undergo physiological changes as a result of genetic, behavioural and environmental changes is referred to as neuroplasticity. 6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ariah Alber</meta:initial-creator>
    <meta:creation-date>2016-04-20T15:44:40.82</meta:creation-date>
    <dc:date>2016-04-20T23:59:36.46</dc:date>
    <dc:creator>Zachariah Alber</dc:creator>
    <meta:editing-duration>PT8H14M56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26" meta:word-count="339" meta:character-count="1992"/>
  </office:meta>
</office:document-meta>
</file>